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736" officeooo:paragraph-rsid="001cb736"/>
    </style:style>
    <style:style style:name="P2" style:family="paragraph" style:parent-style-name="Standard">
      <style:text-properties fo:font-weight="normal" officeooo:rsid="001cb736" officeooo:paragraph-rsid="001cb736" style:font-weight-asian="normal" style:font-weight-complex="normal"/>
    </style:style>
    <style:style style:name="P3" style:family="paragraph" style:parent-style-name="Standard">
      <style:text-properties officeooo:rsid="001da304" officeooo:paragraph-rsid="001da30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cb736" officeooo:paragraph-rsid="001cb736"/>
    </style:style>
    <style:style style:name="P5" style:family="paragraph" style:parent-style-name="Standard" style:list-style-name="L1">
      <style:paragraph-properties fo:margin-left="0.9846in" fo:margin-right="0in" fo:text-indent="-0.25in" style:auto-text-indent="false"/>
      <style:text-properties officeooo:rsid="001cb736" officeooo:paragraph-rsid="001cb736"/>
    </style:style>
    <style:style style:name="P6" style:family="paragraph" style:parent-style-name="Standard">
      <style:paragraph-properties fo:break-before="page"/>
      <style:text-properties officeooo:rsid="001cb736" officeooo:paragraph-rsid="001cb736"/>
    </style:style>
    <style:style style:name="P7" style:family="paragraph" style:parent-style-name="Text_20_body">
      <style:text-properties officeooo:rsid="001cb736" officeooo:paragraph-rsid="001cb736"/>
    </style:style>
    <style:style style:name="P8" style:family="paragraph" style:parent-style-name="Text_20_body">
      <style:text-properties officeooo:rsid="001da304" officeooo:paragraph-rsid="001da304"/>
    </style:style>
    <style:style style:name="P9" style:family="paragraph" style:parent-style-name="Preformatted_20_Text">
      <style:text-properties officeooo:rsid="001cb736" officeooo:paragraph-rsid="001cb736"/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cb7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30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beat++</text:p>
      <text:p text:style-name="P7">Author : Lieven Merckx</text:p>
      <text:p text:style-name="P7">Date : <text:date style:data-style-name="N37" text:date-value="2018-09-09T11:08:12.111569806" text:fixed="true">09/09/18</text:date></text:p>
      <text:p text:style-name="P8">Synopsis : The last <text:s/>filebeat you will ever need. </text:p>
      <text:p text:style-name="P8">https://www.youtube.com/watch?v=Wmrwj6DDt-4</text:p>
      <text:p text:style-name="P3">Features :</text:p>
      <text:p text:style-name="P4">The filebeat version that does everything to enable local processing before pushing events, contrary to the Elastic company strategy.</text:p>
      <text:p text:style-name="P4">It contains :</text:p>
      <text:list xml:id="list844108599" text:style-name="L1">
        <text:list-item>
          <text:p text:style-name="P5">grok filter to extract fields from text</text:p>
        </text:list-item>
        <text:list-item>
          <text:p text:style-name="P5">timestamp parser to extract time , dat<text:span text:style-name="T3">e</text:span> in native format</text:p>
        </text:list-item>
        <text:list-item>
          <text:p text:style-name="P5">Javascript engine to do everything you cannot do with grok</text:p>
        </text:list-item>
        <text:list-item>
          <text:p text:style-name="P5">AVRO codec to send this in a regular schema to kafka</text:p>
        </text:list-item>
      </text:list>
      <text:p text:style-name="P4"/>
      <text:p text:style-name="P1">The grok/Javascript are implemented as processors </text:p>
      <text:p text:style-name="P1"/>
      <text:p text:style-name="P3">Github : https://github.com/vortex314/bea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07_3125931272" text:style-name="Index_20_Link" text:visited-style-name="Index_20_Link">Grok<text:tab/>2</text:a></text:p>
          <text:p text:style-name="P10"><text:a xlink:type="simple" xlink:href="#__RefHeading___Toc109_3125931272" text:style-name="Index_20_Link" text:visited-style-name="Index_20_Link">Patterns<text:tab/>2</text:a></text:p>
          <text:p text:style-name="P11"><text:a xlink:type="simple" xlink:href="#__RefHeading___Toc111_3125931272" text:style-name="Index_20_Link" text:visited-style-name="Index_20_Link">Timestamps<text:tab/>2</text:a></text:p>
        </text:index-body>
      </text:table-of-content>
      <text:p text:style-name="P1"/>
      <text:p text:style-name="P6"/>
      <text:p text:style-name="P1"/>
      <text:h text:style-name="Heading_20_2" text:outline-level="2"><text:bookmark-start text:name="__RefHeading___Toc107_3125931272"/><text:span text:style-name="T1">G</text:span>rok<text:bookmark-end text:name="__RefHeading___Toc107_3125931272"/></text:h>
      <text:p text:style-name="P7">Example :</text:p>
      <text:p text:style-name="Preformatted_20_Text">- grok:</text:p>
      <text:p text:style-name="Preformatted_20_Text"><text:s text:c="4"/>patterns: ["%{SYSLOGTIMESTAMP:timestamp} %{SYSLOGHOST:syslog_host} %{DATA:component}(?:\\[%{POSINT:forget}\\])?: %{GREEDYDATA:syslog_message}"]</text:p>
      <text:p text:style-name="Preformatted_20_Text"><text:s text:c="4"/>timestamps: ["Jan 2 15:04:05", "MMM dd HH:mm:ss"]</text:p>
      <text:h text:style-name="Heading_20_2" text:outline-level="2"><text:bookmark-start text:name="__RefHeading___Toc109_3125931272"/>Patterns<text:bookmark-end text:name="__RefHeading___Toc109_3125931272"/></text:h>
      <text:p text:style-name="P1">&gt;Example : </text:p>
      <text:p text:style-name="P1"/>
      <text:h text:style-name="Heading_20_3" text:outline-level="3"><text:bookmark-start text:name="__RefHeading___Toc111_3125931272"/>Timestamp<text:span text:style-name="T1">s</text:span> <text:bookmark-end text:name="__RefHeading___Toc111_3125931272"/></text:h>
      <text:p text:style-name="P1">The timestamp format is is specified according to the GO language date formats, this means that the magical date : <text:span text:style-name="T2">Mon Jan 2 15:04:05 -0700 MST 2006</text:span></text:p>
      <text:p text:style-name="P1"><text:span text:style-name="T2"/></text:p>
      <text:p text:style-name="P2">Examples :</text:p>
      <text:p text:style-name="P2"><text:s text:c="8"/>ANSIC <text:s text:c="6"/>= "Mon Jan _2 15:04:05 2006"</text:p>
      <text:p text:style-name="P2"><text:s text:c="8"/>UnixDate <text:s text:c="3"/>= "Mon Jan _2 15:04:05 MST 2006"</text:p>
      <text:p text:style-name="P2"><text:s text:c="8"/>RubyDate <text:s text:c="3"/>= "Mon Jan 02 15:04:05 -0700 2006"</text:p>
      <text:p text:style-name="P2"><text:s text:c="8"/>RFC822 <text:s text:c="5"/>= "02 Jan 06 15:04 MST"</text:p>
      <text:p text:style-name="P2"><text:s text:c="8"/>RFC822Z <text:s text:c="4"/>= "02 Jan 06 15:04 -0700" // RFC822 with numeric zone</text:p>
      <text:p text:style-name="P2"><text:s text:c="8"/>RFC850 <text:s text:c="5"/>= "Monday, 02-Jan-06 15:04:05 MST"</text:p>
      <text:p text:style-name="P2"><text:s text:c="8"/>RFC1123 <text:s text:c="4"/>= "Mon, 02 Jan 2006 15:04:05 MST"</text:p>
      <text:p text:style-name="P2"><text:s text:c="8"/>RFC1123Z <text:s text:c="3"/>= "Mon, 02 Jan 2006 15:04:05 -0700" // RFC1123 with numeric zone</text:p>
      <text:p text:style-name="P2"><text:s text:c="8"/>RFC3339 <text:s text:c="4"/>= "2006-01-02T15:04:05Z07:00"</text:p>
      <text:p text:style-name="P2"><text:s text:c="8"/>RFC3339Nano = "2006-01-02T15:04:05.999999999Z07:00"</text:p>
      <text:p text:style-name="P2"><text:s text:c="8"/>Kitchen <text:s text:c="4"/>= "3:04PM"</text:p>
      <text:p text:style-name="P2"><text:s text:c="8"/>// Handy time stamps.</text:p>
      <text:p text:style-name="P2"><text:s text:c="8"/>Stamp <text:s text:c="5"/>= "Jan _2 15:04:05"</text:p>
      <text:p text:style-name="P2"><text:s text:c="8"/>StampMilli = "Jan _2 15:04:05.000"</text:p>
      <text:p text:style-name="P2"><text:s text:c="8"/>StampMicro = "Jan _2 15:04:05.000000"</text:p>
      <text:p text:style-name="P2"><text:s text:c="8"/>StampNano <text:s/>= "Jan _2 15:04:05.000000000"</text:p>
      <text:p text:style-name="P2"/>
      <text:p text:style-name="P2">Javascript processor</text:p>
      <text:p text:style-name="P2">Example</text:p>
      <text:p text:style-name="P2"/>
      <text:p text:style-name="Preformatted_20_Text">- javascript:</text:p>
      <text:p text:style-name="Preformatted_20_Text"><text:s text:c="4"/>file: "fb.js"</text:p>
      <text:p text:style-name="Preformatted_20_Text"/>
      <text:p text:style-name="P9">fb.js</text:p>
      <text:p text:style-name="P9"><text:tab/><text:tab/>console.log("Javascript engine loaded "); </text:p>
      <text:p text:style-name="P9"><text:tab/><text:tab/>process = function(fields){</text:p>
      <text:p text:style-name="P9"><text:tab/><text:tab/><text:tab/>console.log(JSON.stringify(fields))</text:p>
      <text:p text:style-name="P9"><text:tab/><text:tab/><text:tab/>fields.javascript="running in GO!"</text:p>
      <text:p text:style-name="P9"><text:tab/><text:tab/><text:tab/>var d = new Date(fields.timestamp)</text:p>
      <text:p text:style-name="P9"><text:tab/><text:tab/><text:tab/>console.log(" date " + d)</text:p>
      <text:p text:style-name="P9"><text:tab/><text:tab/><text:tab/>return fields</text:p>
      <text:p text:style-name="P9"><text:tab/><text:tab/>}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in" fo:margin-bottom="0in" loext:contextual-spacing="false" fo:background-color="#dddddd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57:04.817945424</meta:creation-date>
    <dc:date>2018-09-09T11:15:07.412655518</dc:date>
    <meta:editing-duration>PT6M52S</meta:editing-duration>
    <meta:editing-cycles>1</meta:editing-cycles>
    <meta:document-statistic meta:table-count="0" meta:image-count="0" meta:object-count="0" meta:page-count="2" meta:paragraph-count="57" meta:word-count="286" meta:character-count="2150" meta:non-whitespace-character-count="1711"/>
    <meta:generator>LibreOffice/6.0.3.2$Linux_X86_64 LibreOffice_project/00m0$Build-2</meta:generator>
  </office:meta>
</office:document-meta>
</file>